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2">pushd C:\WORKS_2\WS\WS_Others.Art\JVEMV6\46_art\11_guitar</text:p>
          </table:table-cell>
        </table:table-row>
        <table:table-row>
          <table:table-cell table:style-name="表2.A2" office:value-type="string">
            <text:p text:style-name="P2">jvemv6_37_12_1_guitar-memo.bat</text:p>
          </table:table-cell>
        </table:table-row>
      </table:table>
      <text:list xml:id="list6602800691368418784" text:style-name="L1">
        <text:list-item>
          <text:p text:style-name="P4"/>
        </text:list-item>
        <text:list-item>
          <text:p text:style-name="P4">entries.ods</text:p>
          <text:list>
            <text:list-item>
              <text:p text:style-name="P4">C – c<text:tab/>copy<text:tab/><text:tab/><text:tab/></text:p>
            </text:list-item>
          </text:list>
        </text:list-item>
        <text:list-item>
          <text:p text:style-name="P4">sakura<text:tab/></text:p>
          <text:list>
            <text:list-item>
              <text:p text:style-name="P4">C – v</text:p>
            </text:list-item>
            <text:list-item>
              <text:p text:style-name="P4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6561548" text:continue-numbering="true" text:style-name="L1">
        <text:list-item>
          <text:list>
            <text:list-item>
              <text:p text:style-name="P4">C – a &gt; C – c<text:tab/><text:tab/><text:tab/><text:tab/></text:p>
            </text:list-item>
          </text:list>
        </text:list-item>
        <text:list-item>
          <text:p text:style-name="P4">entries.ods</text:p>
          <text:list>
            <text:list-item>
              <text:p text:style-name="P4">C – v<text:tab/>(paste)</text:p>
            </text:list-item>
            <text:list-item>
              <text:p text:style-name="P4">C/P<text:tab/>(session num, code)</text:p>
            </text:list-item>
            <text:list-item>
              <text:p text:style-name="P4">C/P<text:tab/>(memos)</text:p>
            </text:list-item>
            <text:list-item>
              <text:p text:style-name="P4">C/P<text:tab/>(file name)</text:p>
            </text:list-item>
            <text:list-item>
              <text:p text:style-name="P4">edit</text:p>
              <text:list>
                <text:list-item>
                  <text:p text:style-name="P4">genre<text:tab/><text:tab/><text:tab/></text:p>
                </text:list-item>
                <text:list-item>
                  <text:p text:style-name="P4">time<text:tab/><text:tab/><text:tab/></text:p>
                </text:list-item>
                <text:list-item>
                  <text:p text:style-name="P4">s.n.<text:tab/><text:tab/><text:tab/></text:p>
                </text:list-item>
                <text:list-item>
                  <text:p text:style-name="P4">M – d &gt; a (range)</text:p>
                </text:list-item>
                <text:list-item>
                  <text:p text:style-name="P4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6742224630880067763" text:style-name="L2">
        <text:list-item>
          <text:p text:style-name="P5">open apps</text:p>
          <text:list>
            <text:list-item>
              <text:p text:style-name="P5">audacity</text:p>
            </text:list-item>
            <text:list-item>
              <text:p text:style-name="P5">itunes</text:p>
            </text:list-item>
          </text:list>
        </text:list-item>
        <text:list-item>
          <text:p text:style-name="P5">itunes</text:p>
          <text:list>
            <text:list-item>
              <text:p text:style-name="P5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201121557561386119" text:style-name="L3">
        <text:list-item>
          <text:p text:style-name="P6">start</text:p>
          <text:list>
            <text:list-item>
              <text:p text:style-name="P6"><text:soft-page-break/>web page : 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</text:p>
            </text:list-item>
            <text:list-item>
              <text:p text:style-name="P6">folder : C:\WORKS_2\WS\WS_Others.Art\JVEMV6\46_art\11_guitar</text:p>
            </text:list-item>
            <text:list-item>
              <text:p text:style-name="P6">mobile apps</text:p>
              <text:list>
                <text:list-item>
                  <text:p text:style-name="P6">garageband</text:p>
                </text:list-item>
              </text:list>
            </text:list-item>
            <text:list-item>
              <text:p text:style-name="P6">memo paper</text:p>
            </text:list-item>
            <text:list-item>
              <text:p text:style-name="P6">guitar</text:p>
            </text:list-item>
            <text:list-item>
              <text:p text:style-name="P6">pens</text:p>
            </text:list-item>
          </text:list>
        </text:list-item>
        <text:list-item>
          <text:p text:style-name="P6">actions</text:p>
          <text:list>
            <text:list-item>
              <text:p text:style-name="P6">choose target piece → e.g. “te-9”</text:p>
            </text:list-item>
            <text:list-item>
              <text:p text:style-name="P6">open resources</text:p>
              <text:list>
                <text:list-item>
                  <text:p text:style-name="P6">voice memo</text:p>
                </text:list-item>
                <text:list-item>
                  <text:p text:style-name="P6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6">routine ops</text:p>
          <text:list>
            <text:list-item>
              <text:p text:style-name="P6">technique pieces</text:p>
            </text:list-item>
            <text:list-item>
              <text:p text:style-name="P6">code progression patterns</text:p>
            </text:list-item>
            <text:list-item>
              <text:p text:style-name="P6">email items</text:p>
            </text:list-item>
            <text:list-item>
              <text:p text:style-name="P6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----------------------------------------------- [STEPS : closing] 20190924_163331</text:p>
      <text:list xml:id="list2763701916718033063" text:style-name="L4">
        <text:list-item>
          <text:p text:style-name="P7">close</text:p>
          <text:list>
            <text:list-item>
              <text:p text:style-name="P7">image files</text:p>
            </text:list-item>
            <text:list-item>
              <text:p text:style-name="P7">folders</text:p>
            </text:list-item>
            <text:list-item>
              <text:p text:style-name="P7">web pages</text:p>
            </text:list-item>
            <text:list-item>
              <text:p text:style-name="P7">office files</text:p>
              <text:list>
                <text:list-item>
                  <text:p text:style-name="P7">taskkill /f /im soffice.bin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  <text:p text:style-name="P1">/ ----------------------------------------------- [STEPS : closing] 20190924_163331 /</text:p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09-24T16:35:52.50</dc:date>
    <dc:creator>iwabuchi ken</dc:creator>
    <meta:editing-duration>PT2H58M57S</meta:editing-duration>
    <meta:editing-cycles>9</meta:editing-cycles>
    <meta:generator>OpenOffice/4.1.3$Win32 OpenOffice.org_project/413m1$Build-9783</meta:generator>
    <meta:document-statistic meta:table-count="2" meta:image-count="0" meta:object-count="0" meta:page-count="2" meta:paragraph-count="66" meta:word-count="218" meta:character-count="1856"/>
  </office:meta>
</office:document-meta>
</file>